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FileScanner.restrictAsFiles( String [ ] files , File srcDir , File destDir , FileNameMapper mapper , long granula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FileScanner.SourceFileScanner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canner.get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canner.restrict( String [ ] files , File srcDir , File destDir , FileNameMapper mapper , long granular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urceFileScann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canner.restrictAsFiles( String [ ] files , File srcDir , File destDir , FileName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Scanner.restrict( String [ ] files , File srcDir , File destDir , FileName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